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bcc" draw:textarea-horizontal-align="justify" draw:textarea-vertical-align="middle" draw:auto-grow-height="false" fo:min-height="1.126cm" fo:min-width="2.14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style:paragraph-properties fo:text-align="center"/>
    </style:style>
    <style:style style:name="P2" style:family="paragraph">
      <loext:graphic-properties draw:fill-color="#fffbc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794cm" svg:height="1.524cm" svg:x="7.096cm" svg:y="2.27cm">
          <text:p text:style-name="P1">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2.794cm" svg:height="1.524cm" svg:x="7.096cm" svg:y="4.81cm">
          <text:p text:style-name="P1">Squa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8.493cm" svg:y1="3.794cm" svg:x2="8.493cm" svg:y2="4.81cm" draw:start-shape="id1" draw:start-glue-point="2" draw:end-shape="id2" draw:end-glue-point="0" svg:d="M8493 3794v1016" svg:viewBox="0 0 1 1017">
          <text:p/>
        </draw:connector>
        <draw:frame draw:style-name="gr3" draw:text-style-name="P4" draw:layer="layout" svg:width="1.778cm" svg:height="1.191cm" svg:x="4.937cm" svg:y="2.397cm">
          <draw:text-box>
            <text:p>부모</text:p>
          </draw:text-box>
        </draw:frame>
        <draw:frame draw:style-name="gr3" draw:text-style-name="P4" draw:layer="layout" svg:width="1.778cm" svg:height="1.191cm" svg:x="4.937cm" svg:y="5.016cm">
          <draw:text-box>
            <text:p>자식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한 강</meta:initial-creator>
    <meta:creation-date>2019-07-29T19:57:33.238013538</meta:creation-date>
    <dc:date>2019-07-29T19:59:56.541965507</dc:date>
    <dc:creator>한 강</dc:creator>
    <meta:editing-duration>PT2M23S</meta:editing-duration>
    <meta:editing-cycles>1</meta:editing-cycles>
    <meta:document-statistic meta:object-count="5"/>
    <meta:generator>LibreOffice/6.0.7.3$Linux_X86_64 LibreOffice_project/00m0$Build-3</meta:generator>
  </office:meta>
</office:document-meta>
</file>